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003d2" officeooo:paragraph-rsid="002003d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2003d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2003d2" officeooo:paragraph-rsid="002003d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21c7a1" officeooo:paragraph-rsid="0021c7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paragraph-rsid="002003d2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paragraph-rsid="00226ad8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paragraph-rsid="0024b6d1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paragraph-rsid="00269028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2003d2" officeooo:paragraph-rsid="002003d2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2003d2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bold" officeooo:rsid="001c6ab7" officeooo:paragraph-rsid="001c6ab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003d2"/>
    </style:style>
    <style:style style:name="P13" style:family="paragraph" style:parent-style-name="Standard">
      <style:paragraph-properties fo:text-align="start" style:justify-single-word="false"/>
      <style:text-properties officeooo:paragraph-rsid="0021c7a1"/>
    </style:style>
    <style:style style:name="P14" style:family="paragraph" style:parent-style-name="Standard">
      <style:paragraph-properties fo:text-align="start" style:justify-single-word="false"/>
      <style:text-properties officeooo:paragraph-rsid="00226ad8"/>
    </style:style>
    <style:style style:name="P15" style:family="paragraph" style:parent-style-name="Standard">
      <style:paragraph-properties fo:text-align="start" style:justify-single-word="false"/>
      <style:text-properties officeooo:paragraph-rsid="0024b6d1"/>
    </style:style>
    <style:style style:name="P16" style:family="paragraph" style:parent-style-name="Standard">
      <style:paragraph-properties fo:text-align="start" style:justify-single-word="false"/>
      <style:text-properties officeooo:paragraph-rsid="00269028"/>
    </style:style>
    <style:style style:name="P17" style:family="paragraph" style:parent-style-name="Standard">
      <style:paragraph-properties fo:text-align="center" style:justify-single-word="false"/>
      <style:text-properties style:font-name="Nimbus Roman No9 L" fo:font-size="12pt" officeooo:paragraph-rsid="00226ad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Nimbus Roman No9 L" fo:font-size="12pt" officeooo:paragraph-rsid="001e5d6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Nimbus Roman No9 L" fo:font-size="12pt" fo:language="ru" fo:country="RU" fo:font-weight="normal" officeooo:rsid="001c6ab7" officeooo:paragraph-rsid="00226ad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 Roman No9 L" fo:font-size="12pt" fo:language="ru" fo:country="RU" fo:font-weight="normal" officeooo:paragraph-rsid="001e5d6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imbus Roman No9 L" fo:font-size="12pt" fo:language="ru" fo:country="RU" officeooo:paragraph-rsid="001c6ab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Nimbus Roman No9 L" fo:font-size="12pt" fo:language="ru" fo:country="RU" officeooo:paragraph-rsid="001e5d6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Nimbus Roman No9 L" fo:font-size="12pt" fo:language="ru" fo:country="RU" officeooo:paragraph-rsid="00226ad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Nimbus Roman No9 L" fo:font-size="12pt" fo:font-weight="bold" officeooo:rsid="001c6ab7" officeooo:paragraph-rsid="001c6ab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Nimbus Roman No9 L" fo:font-size="12pt" fo:font-weight="bold" officeooo:rsid="001c6ab7" officeooo:paragraph-rsid="001c6ab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imbus Roman No9 L" fo:font-size="14pt" fo:language="ru" fo:country="RU" fo:font-weight="normal" officeooo:rsid="002003d2" officeooo:paragraph-rsid="002003d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imbus Roman No9 L" fo:font-size="14pt" fo:language="ru" fo:country="RU" officeooo:paragraph-rsid="002003d2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Nimbus Roman No9 L" fo:font-size="13pt" fo:language="ru" fo:country="RU" fo:font-weight="normal" officeooo:rsid="002003d2" officeooo:paragraph-rsid="002003d2" fo:background-color="#ffffff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imbus Roman No9 L" fo:font-size="13pt" fo:language="ru" fo:country="RU" fo:font-weight="normal" officeooo:rsid="00226ad8" officeooo:paragraph-rsid="00226ad8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Nimbus Roman No9 L" fo:font-size="13pt" fo:language="ru" fo:country="RU" fo:font-weight="normal" officeooo:rsid="00226ad8" officeooo:paragraph-rsid="00269028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Nimbus Roman No9 L" fo:font-size="13pt" fo:language="ru" fo:country="RU" fo:font-weight="bold" officeooo:rsid="0021c7a1" officeooo:paragraph-rsid="0021c7a1" fo:background-color="#ffffff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Nimbus Roman No9 L" fo:font-size="13pt" fo:language="ru" fo:country="RU" fo:font-weight="bold" officeooo:rsid="00226ad8" officeooo:paragraph-rsid="00226ad8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Nimbus Roman No9 L" fo:font-size="13pt" fo:language="ru" fo:country="RU" fo:font-weight="bold" officeooo:rsid="00226ad8" officeooo:paragraph-rsid="00269028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Nimbus Roman No9 L" fo:font-size="13pt" fo:language="ru" fo:country="RU" fo:font-weight="bold" officeooo:rsid="00269028" officeooo:paragraph-rsid="00269028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Nimbus Roman No9 L" fo:font-size="13pt" fo:language="ru" fo:country="RU" officeooo:paragraph-rsid="0021c7a1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Nimbus Roman No9 L" fo:font-size="13pt" fo:font-weight="bold" officeooo:rsid="0021c7a1" officeooo:paragraph-rsid="0021c7a1" fo:background-color="#ffffff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Nimbus Roman No9 L" fo:font-size="13pt" fo:font-weight="bold" officeooo:rsid="00226ad8" officeooo:paragraph-rsid="00226ad8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Nimbus Roman No9 L" fo:font-size="13pt" fo:font-weight="bold" officeooo:rsid="00226ad8" officeooo:paragraph-rsid="00233266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Nimbus Roman No9 L" fo:font-size="13pt" fo:font-weight="bold" officeooo:rsid="00226ad8" officeooo:paragraph-rsid="00269028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Nimbus Roman No9 L" fo:font-size="13pt" fo:font-weight="bold" officeooo:rsid="00226ad8" officeooo:paragraph-rsid="00226ad8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Nimbus Roman No9 L" fo:font-size="13pt" fo:font-weight="bold" officeooo:rsid="00226ad8" officeooo:paragraph-rsid="00269028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Nimbus Roman No9 L" fo:font-size="13pt" fo:font-weight="bold" officeooo:rsid="002003d2" officeooo:paragraph-rsid="002003d2" fo:background-color="#00cc33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Nimbus Roman No9 L" fo:font-size="13pt" officeooo:paragraph-rsid="0021c7a1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Nimbus Roman No9 L" fo:font-size="13pt" fo:font-weight="normal" officeooo:rsid="002003d2" officeooo:paragraph-rsid="002003d2" fo:background-color="#ffffff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ff0000" style:font-name="Liberation Serif" fo:font-weight="bold" officeooo:rsid="001c6ab7" officeooo:paragraph-rsid="001c6ab7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2003d2" officeooo:paragraph-rsid="002003d2"/>
    </style:style>
    <style:style style:name="P47" style:family="paragraph" style:parent-style-name="Standard">
      <style:paragraph-properties fo:text-align="start" style:justify-single-word="false" style:writing-mode="lr-tb"/>
    </style:style>
    <style:style style:name="P48" style:family="paragraph" style:parent-style-name="Standard">
      <style:paragraph-properties fo:text-align="start" style:justify-single-word="false" style:writing-mode="lr-tb"/>
      <style:text-properties officeooo:paragraph-rsid="00233266"/>
    </style:style>
    <style:style style:name="P49" style:family="paragraph" style:parent-style-name="Standard">
      <style:paragraph-properties fo:text-align="start" style:justify-single-word="false" style:writing-mode="lr-tb"/>
      <style:text-properties officeooo:paragraph-rsid="0024b6d1"/>
    </style:style>
    <style:style style:name="P50" style:family="paragraph" style:parent-style-name="Standard">
      <style:paragraph-properties fo:text-align="start" style:justify-single-word="false" style:writing-mode="lr-tb"/>
      <style:text-properties officeooo:paragraph-rsid="0024b8ec"/>
    </style:style>
    <style:style style:name="P51" style:family="paragraph" style:parent-style-name="Standard">
      <style:paragraph-properties fo:text-align="start" style:justify-single-word="false" style:writing-mode="lr-tb"/>
      <style:text-properties officeooo:paragraph-rsid="00269028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Nimbus Roman No9 L" fo:font-size="13pt" fo:language="ru" fo:country="RU" fo:font-weight="bold" officeooo:rsid="00226ad8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Nimbus Roman No9 L" fo:font-size="13pt" fo:language="ru" fo:country="RU" fo:font-weight="bold" officeooo:rsid="0024b8ec" officeooo:paragraph-rsid="0024b8ec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Nimbus Roman No9 L" fo:font-size="13pt" fo:language="ru" fo:country="RU" fo:font-weight="normal" officeooo:rsid="00226ad8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 style:writing-mode="lr-tb"/>
      <style:text-properties fo:language="ru" fo:country="RU" officeooo:paragraph-rsid="0024b6d1"/>
    </style:style>
    <style:style style:name="P56" style:family="paragraph" style:parent-style-name="Standard">
      <style:paragraph-properties fo:text-align="start" style:justify-single-word="false" style:writing-mode="lr-tb"/>
      <style:text-properties fo:language="ru" fo:country="RU" officeooo:paragraph-rsid="0024b8ec"/>
    </style:style>
    <style:style style:name="P57" style:family="paragraph" style:parent-style-name="Standard">
      <style:paragraph-properties fo:text-align="start" style:justify-single-word="false" style:writing-mode="lr-tb"/>
      <style:text-properties fo:language="ru" fo:country="RU" officeooo:paragraph-rsid="00269028"/>
    </style:style>
    <style:style style:name="P58" style:family="paragraph" style:parent-style-name="Standard">
      <style:paragraph-properties fo:text-align="start" style:justify-single-word="false" style:writing-mode="lr-tb"/>
      <style:text-properties fo:language="ru" fo:country="RU" fo:font-weight="normal" style:font-weight-asian="normal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officeooo:rsid="0024b8ec" officeooo:paragraph-rsid="0024b8ec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style:writing-mode="lr-tb"/>
      <style:text-properties officeooo:paragraph-rsid="00233266"/>
    </style:style>
    <style:style style:name="P6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style:writing-mode="lr-tb"/>
      <style:text-properties officeooo:paragraph-rsid="00269028"/>
    </style:style>
    <style:style style:name="P6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style:writing-mode="lr-tb"/>
      <style:text-properties officeooo:paragraph-rsid="00269028"/>
    </style:style>
    <style:style style:name="P63" style:family="paragraph" style:parent-style-name="Preformatted_20_Text">
      <style:paragraph-properties fo:text-align="start" style:justify-single-word="false"/>
      <style:text-properties fo:language="ru" fo:country="RU" officeooo:paragraph-rsid="00269028"/>
    </style:style>
    <style:style style:name="P64" style:family="paragraph" style:parent-style-name="Preformatted_20_Text">
      <style:paragraph-properties fo:text-align="start" style:justify-single-word="false"/>
      <style:text-properties officeooo:paragraph-rsid="00226ad8"/>
    </style:style>
    <style:style style:name="P65" style:family="paragraph" style:parent-style-name="Preformatted_20_Text">
      <style:paragraph-properties fo:text-align="start" style:justify-single-word="false"/>
      <style:text-properties officeooo:paragraph-rsid="00269028"/>
    </style:style>
    <style:style style:name="P66" style:family="paragraph" style:parent-style-name="Preformatted_20_Text">
      <style:paragraph-properties fo:text-align="start" style:justify-single-word="false"/>
      <style:text-properties style:font-name="Nimbus Roman No9 L" fo:font-size="12pt" fo:language="ru" fo:country="RU" fo:font-weight="normal" officeooo:rsid="001c6ab7" officeooo:paragraph-rsid="00226ad8" style:font-size-asian="12pt" style:font-weight-asian="normal" style:font-size-complex="12pt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style:font-name="Nimbus Roman No9 L" fo:font-size="12pt" fo:font-weight="bold" officeooo:rsid="001c6ab7" officeooo:paragraph-rsid="00226ad8" style:font-size-asian="12pt" style:font-weight-asian="bold" style:font-size-complex="12pt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style:font-name="Nimbus Roman No9 L" fo:font-size="12pt" fo:font-weight="bold" officeooo:rsid="001c6ab7" officeooo:paragraph-rsid="001c6ab7" style:font-size-asian="12pt" style:font-weight-asian="bold" style:font-size-complex="12pt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style:font-name="Nimbus Roman No9 L" fo:font-size="12pt" fo:font-weight="bold" officeooo:paragraph-rsid="001c6ab7" style:font-size-asian="12pt" style:font-weight-asian="bold" style:font-size-complex="12pt" style:font-weight-complex="bold"/>
    </style:style>
    <style:style style:name="P70" style:family="paragraph" style:parent-style-name="Preformatted_20_Text">
      <style:paragraph-properties fo:text-align="start" style:justify-single-word="false"/>
      <style:text-properties style:font-name="Nimbus Roman No9 L" fo:font-size="12pt" fo:font-weight="bold" officeooo:rsid="001c6ab7" officeooo:paragraph-rsid="00226ad8" fo:background-color="#00cc33" style:font-size-asian="12pt" style:font-weight-asian="bold" style:font-size-complex="12pt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style:font-name="Nimbus Roman No9 L" fo:font-size="12pt" officeooo:paragraph-rsid="001c6ab7" style:font-size-asian="12pt" style:font-size-complex="12pt"/>
    </style:style>
    <style:style style:name="P72" style:family="paragraph" style:parent-style-name="Preformatted_20_Text">
      <style:paragraph-properties fo:text-align="start" style:justify-single-word="false"/>
      <style:text-properties style:font-name="Nimbus Roman No9 L" fo:font-size="12pt" officeooo:paragraph-rsid="001e5d65" style:font-size-asian="12pt" style:font-size-complex="12pt"/>
    </style:style>
    <style:style style:name="P73" style:family="paragraph" style:parent-style-name="Preformatted_20_Text">
      <style:paragraph-properties fo:text-align="start" style:justify-single-word="false"/>
      <style:text-properties style:font-name="Nimbus Roman No9 L" fo:font-size="12pt" officeooo:paragraph-rsid="00226ad8" style:font-size-asian="12pt" style:font-size-complex="12pt"/>
    </style:style>
    <style:style style:name="P74" style:family="paragraph" style:parent-style-name="Preformatted_20_Text">
      <style:paragraph-properties fo:text-align="start" style:justify-single-word="false"/>
      <style:text-properties style:font-name="Nimbus Roman No9 L" fo:font-size="14pt" fo:language="ru" fo:country="RU" officeooo:paragraph-rsid="002003d2" style:font-size-asian="14pt" style:font-size-complex="14pt"/>
    </style:style>
    <style:style style:name="P75" style:family="paragraph" style:parent-style-name="Preformatted_20_Text">
      <style:paragraph-properties fo:text-align="start" style:justify-single-word="false"/>
      <style:text-properties style:font-name="Nimbus Roman No9 L" fo:font-size="14pt" fo:language="ru" fo:country="RU" officeooo:rsid="002003d2" officeooo:paragraph-rsid="002003d2" style:font-size-asian="14pt" style:font-size-complex="14pt"/>
    </style:style>
    <style:style style:name="P76" style:family="paragraph" style:parent-style-name="Preformatted_20_Text">
      <style:paragraph-properties fo:text-align="start" style:justify-single-word="false"/>
      <style:text-properties style:font-name="Nimbus Roman No9 L" fo:font-size="14pt" officeooo:paragraph-rsid="002003d2" style:font-size-asian="14pt" style:font-size-complex="14pt"/>
    </style:style>
    <style:style style:name="P77" style:family="paragraph" style:parent-style-name="Preformatted_20_Text">
      <style:paragraph-properties fo:text-align="start" style:justify-single-word="false"/>
      <style:text-properties style:font-name="Nimbus Roman No9 L" fo:font-size="14pt" fo:font-weight="bold" officeooo:rsid="002003d2" officeooo:paragraph-rsid="002003d2" style:font-size-asian="14pt" style:font-weight-asian="bold" style:font-size-complex="14pt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style:font-name="Nimbus Roman No9 L" fo:font-size="13pt" fo:font-weight="bold" officeooo:rsid="002003d2" officeooo:paragraph-rsid="002003d2" fo:background-color="#ffffff" style:font-size-asian="13pt" style:font-weight-asian="bold" style:font-size-complex="13pt" style:font-weight-complex="bold"/>
    </style:style>
    <style:style style:name="P79" style:family="paragraph" style:parent-style-name="Preformatted_20_Text">
      <style:paragraph-properties fo:text-align="start" style:justify-single-word="false"/>
      <style:text-properties style:font-name="Nimbus Roman No9 L" fo:font-size="13pt" fo:font-weight="bold" officeooo:rsid="002003d2" officeooo:paragraph-rsid="002003d2" fo:background-color="#ffffff" style:font-size-asian="13pt" style:font-weight-asian="bold" style:font-size-complex="13pt" style:font-weight-complex="bold"/>
    </style:style>
    <style:style style:name="P80" style:family="paragraph" style:parent-style-name="Preformatted_20_Text">
      <style:paragraph-properties fo:text-align="start" style:justify-single-word="false"/>
      <style:text-properties style:font-name="Nimbus Roman No9 L" fo:font-size="13pt" fo:font-weight="bold" officeooo:paragraph-rsid="0021c7a1" style:font-size-asian="13pt" style:font-weight-asian="bold" style:font-size-complex="13pt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style:font-name="Nimbus Roman No9 L" fo:font-size="13pt" fo:font-weight="bold" officeooo:rsid="00226ad8" officeooo:paragraph-rsid="00226ad8" style:font-size-asian="13pt" style:font-weight-asian="bold" style:font-size-complex="13pt" style:font-weight-complex="bold"/>
    </style:style>
    <style:style style:name="P82" style:family="paragraph" style:parent-style-name="Preformatted_20_Text">
      <style:paragraph-properties fo:text-align="start" style:justify-single-word="false"/>
      <style:text-properties style:font-name="Nimbus Roman No9 L" fo:font-size="13pt" fo:font-weight="bold" officeooo:rsid="00226ad8" officeooo:paragraph-rsid="00226ad8" style:font-size-asian="13pt" style:font-weight-asian="bold" style:font-size-complex="13pt" style:font-weight-complex="bold"/>
    </style:style>
    <style:style style:name="P83" style:family="paragraph" style:parent-style-name="Preformatted_20_Text">
      <style:paragraph-properties fo:text-align="center" style:justify-single-word="false"/>
      <style:text-properties style:font-name="Nimbus Roman No9 L" fo:font-size="13pt" fo:font-weight="bold" officeooo:paragraph-rsid="0021c7a1" fo:background-color="#ff99ff" style:font-size-asian="13pt" style:font-weight-asian="bold" style:font-size-complex="13pt" style:font-weight-complex="bold"/>
    </style:style>
    <style:style style:name="P84" style:family="paragraph" style:parent-style-name="Preformatted_20_Text">
      <style:paragraph-properties fo:text-align="start" style:justify-single-word="false"/>
      <style:text-properties style:font-name="Nimbus Roman No9 L" fo:font-size="13pt" fo:font-weight="normal" officeooo:rsid="002003d2" officeooo:paragraph-rsid="002003d2" fo:background-color="#ffffff" style:font-size-asian="13pt" style:font-weight-asian="normal" style:font-size-complex="13pt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style:font-name="Nimbus Roman No9 L" fo:font-size="13pt" officeooo:paragraph-rsid="0021c7a1" style:font-size-asian="13pt" style:font-size-complex="13pt"/>
    </style:style>
    <style:style style:name="P86" style:family="paragraph" style:parent-style-name="Preformatted_20_Text">
      <style:paragraph-properties fo:text-align="center" style:justify-single-word="false"/>
      <style:text-properties style:font-name="Nimbus Roman No9 L" fo:font-size="13pt" fo:language="ru" fo:country="RU" fo:font-weight="bold" officeooo:rsid="00226ad8" officeooo:paragraph-rsid="00269028" style:font-size-asian="13pt" style:font-weight-asian="bold" style:font-size-complex="13pt" style:font-weight-complex="bold"/>
    </style:style>
    <style:style style:name="P87" style:family="paragraph" style:parent-style-name="Preformatted_20_Text">
      <style:paragraph-properties fo:text-align="start" style:justify-single-word="false"/>
      <style:text-properties style:font-name="Nimbus Roman No9 L" fo:font-size="13pt" fo:language="ru" fo:country="RU" fo:font-weight="bold" officeooo:rsid="00226ad8" officeooo:paragraph-rsid="00269028" style:font-size-asian="13pt" style:font-weight-asian="bold" style:font-size-complex="13pt" style:font-weight-complex="bold"/>
    </style:style>
    <style:style style:name="P88" style:family="paragraph" style:parent-style-name="Preformatted_20_Text">
      <style:paragraph-properties fo:text-align="start" style:justify-single-word="false"/>
      <style:text-properties style:font-name="Nimbus Roman No9 L" fo:font-size="13pt" fo:language="ru" fo:country="RU" fo:font-weight="bold" officeooo:rsid="00269028" officeooo:paragraph-rsid="00269028" style:font-size-asian="13pt" style:font-weight-asian="bold" style:font-size-complex="13pt" style:font-weight-complex="bold"/>
    </style:style>
    <style:style style:name="P89" style:family="paragraph" style:parent-style-name="Preformatted_20_Text">
      <style:paragraph-properties fo:text-align="start" style:justify-single-word="false"/>
      <style:text-properties style:font-name="Nimbus Roman No9 L" fo:font-size="13pt" fo:language="ru" fo:country="RU" fo:font-weight="bold" officeooo:rsid="00269028" officeooo:paragraph-rsid="0027db9d" style:font-size-asian="13pt" style:font-weight-asian="bold" style:font-size-complex="13pt" style:font-weight-complex="bold"/>
    </style:style>
    <style:style style:name="P90" style:family="paragraph" style:parent-style-name="Preformatted_20_Text">
      <style:paragraph-properties fo:text-align="start" style:justify-single-word="false"/>
      <style:text-properties fo:color="#ff3333" style:font-name="Nimbus Roman No9 L" fo:font-size="14pt" fo:font-weight="bold" officeooo:rsid="002003d2" officeooo:paragraph-rsid="002003d2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fo:color="#ff3333" style:font-name="Nimbus Roman No9 L" fo:font-size="14pt" fo:font-weight="bold" officeooo:rsid="002003d2" officeooo:paragraph-rsid="002003d2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text-align="start" style:justify-single-word="false"/>
      <style:text-properties fo:font-weight="normal" officeooo:rsid="002003d2" officeooo:paragraph-rsid="002003d2" style:font-weight-asian="normal" style:font-weight-complex="normal"/>
    </style:style>
    <style:style style:name="P93" style:family="paragraph" style:parent-style-name="Preformatted_20_Text">
      <style:paragraph-properties fo:margin-top="0in" fo:margin-bottom="0.1965in" loext:contextual-spacing="false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/>
      <style:text-properties style:font-name="Nimbus Roman No9 L" fo:font-size="13pt" fo:language="ru" fo:country="RU" fo:font-weight="bold" officeooo:rsid="00269028" officeooo:paragraph-rsid="0027db9d" style:font-size-asian="13pt" style:font-weight-asian="bold" style:font-size-complex="13pt" style:font-weight-complex="bold"/>
    </style:style>
    <style:style style:name="P95" style:family="paragraph" style:parent-style-name="Preformatted_20_Text">
      <style:paragraph-properties fo:text-align="start" style:justify-single-word="false" style:writing-mode="lr-tb"/>
    </style:style>
    <style:style style:name="P96" style:family="paragraph" style:parent-style-name="Preformatted_20_Text">
      <style:paragraph-properties fo:text-align="start" style:justify-single-word="false" style:writing-mode="lr-tb"/>
      <style:text-properties officeooo:paragraph-rsid="0024b8ec"/>
    </style:style>
    <style:style style:name="P97" style:family="paragraph" style:parent-style-name="Preformatted_20_Text">
      <style:paragraph-properties fo:text-align="start" style:justify-single-word="false" style:writing-mode="lr-tb"/>
      <style:text-properties officeooo:paragraph-rsid="0024b905"/>
    </style:style>
    <style:style style:name="P98" style:family="paragraph" style:parent-style-name="Preformatted_20_Text">
      <style:paragraph-properties fo:text-align="start" style:justify-single-word="false" style:writing-mode="lr-tb"/>
      <style:text-properties officeooo:paragraph-rsid="00269028"/>
    </style:style>
    <style:style style:name="P99" style:family="paragraph" style:parent-style-name="Preformatted_20_Text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00" style:family="paragraph" style:parent-style-name="Preformatted_20_Text">
      <style:paragraph-properties fo:text-align="start" style:justify-single-word="false" style:writing-mode="lr-tb"/>
      <style:text-properties fo:font-weight="bold" officeooo:paragraph-rsid="0024b8ec" style:font-weight-asian="bold" style:font-weight-complex="bold"/>
    </style:style>
    <style:style style:name="P101" style:family="paragraph" style:parent-style-name="Preformatted_20_Text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102" style:family="paragraph" style:parent-style-name="Preformatted_20_Text">
      <style:paragraph-properties fo:text-align="center" style:justify-single-word="false" style:writing-mode="lr-tb"/>
      <style:text-properties fo:font-weight="bold" officeooo:paragraph-rsid="0024b8ec" style:font-weight-asian="bold" style:font-weight-complex="bold"/>
    </style:style>
    <style:style style:name="P103" style:family="paragraph" style:parent-style-name="Preformatted_20_Text">
      <style:paragraph-properties fo:text-align="start" style:justify-single-word="false" style:writing-mode="lr-tb"/>
      <style:text-properties style:font-name="Nimbus Roman No9 L" fo:font-size="13pt" fo:font-weight="bold" officeooo:rsid="00226ad8" style:font-size-asian="13pt" style:font-weight-asian="bold" style:font-size-complex="13pt" style:font-weight-complex="bold"/>
    </style:style>
    <style:style style:name="P104" style:family="paragraph" style:parent-style-name="Preformatted_20_Text">
      <style:paragraph-properties fo:text-align="center" style:justify-single-word="false" style:writing-mode="lr-tb"/>
      <style:text-properties style:font-name="Nimbus Roman No9 L" fo:font-size="13pt" fo:font-weight="bold" officeooo:rsid="00226ad8" style:font-size-asian="13pt" style:font-weight-asian="bold" style:font-size-complex="13pt" style:font-weight-complex="bold"/>
    </style:style>
    <style:style style:name="P105" style:family="paragraph" style:parent-style-name="Preformatted_20_Text">
      <style:paragraph-properties fo:text-align="start" style:justify-single-word="false" style:writing-mode="lr-tb"/>
      <style:text-properties style:font-name="Nimbus Roman No9 L" fo:font-size="13pt" fo:font-weight="bold" officeooo:rsid="0024b8ec" officeooo:paragraph-rsid="0024b8ec" style:font-size-asian="13pt" style:font-weight-asian="bold" style:font-size-complex="13pt" style:font-weight-complex="bold"/>
    </style:style>
    <style:style style:name="P106" style:family="paragraph" style:parent-style-name="Preformatted_20_Text">
      <style:paragraph-properties fo:text-align="center" style:justify-single-word="false" style:writing-mode="lr-tb"/>
      <style:text-properties style:font-name="Nimbus Roman No9 L" fo:font-size="13pt" fo:font-weight="bold" officeooo:rsid="0024b8ec" officeooo:paragraph-rsid="0024b8ec" style:font-size-asian="13pt" style:font-weight-asian="bold" style:font-size-complex="13pt" style:font-weight-complex="bold"/>
    </style:style>
    <style:style style:name="P107" style:family="paragraph" style:parent-style-name="Preformatted_20_Text">
      <style:paragraph-properties fo:text-align="start" style:justify-single-word="false" style:writing-mode="lr-tb"/>
      <style:text-properties style:font-name="Nimbus Roman No9 L" fo:font-size="13pt" fo:font-weight="normal" officeooo:rsid="00226ad8" style:font-size-asian="13pt" style:font-weight-asian="normal" style:font-size-complex="13pt" style:font-weight-complex="normal"/>
    </style:style>
    <style:style style:name="P108" style:family="paragraph" style:parent-style-name="Preformatted_20_Text">
      <style:paragraph-properties fo:text-align="center" style:justify-single-word="false" style:writing-mode="lr-tb"/>
      <style:text-properties style:font-name="Nimbus Roman No9 L" fo:font-size="13pt" fo:font-weight="normal" officeooo:rsid="00226ad8" style:font-size-asian="13pt" style:font-weight-asian="normal" style:font-size-complex="13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officeooo:rsid="001e5d65" style:font-weight-asian="bold" style:font-weight-complex="bold"/>
    </style:style>
    <style:style style:name="T4" style:family="text">
      <style:text-properties fo:language="ru" fo:country="RU" fo:font-weight="bold" officeooo:rsid="002003d2" style:font-weight-asian="bold" style:font-weight-complex="bold"/>
    </style:style>
    <style:style style:name="T5" style:family="text">
      <style:text-properties fo:language="ru" fo:country="RU" fo:font-weight="bold" officeooo:rsid="0021c7a1" fo:background-color="#ffff00" loext:char-shading-value="0" style:font-weight-asian="bold" style:font-weight-complex="bold"/>
    </style:style>
    <style:style style:name="T6" style:family="text">
      <style:text-properties fo:language="ru" fo:country="RU" fo:font-weight="bold" officeooo:rsid="002003d2" fo:background-color="#ffff00" loext:char-shading-value="0" style:font-weight-asian="bold" style:font-weight-complex="bold"/>
    </style:style>
    <style:style style:name="T7" style:family="text">
      <style:text-properties fo:language="ru" fo:country="RU" fo:font-weight="bold" officeooo:rsid="0021c7a1" fo:background-color="#ffffff" loext:char-shading-value="0" style:font-weight-asian="bold" style:font-weight-complex="bold"/>
    </style:style>
    <style:style style:name="T8" style:family="text">
      <style:text-properties fo:language="ru" fo:country="RU" officeooo:rsid="001e5d65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1e5d65" style:font-weight-asian="normal" style:font-weight-complex="normal"/>
    </style:style>
    <style:style style:name="T11" style:family="text">
      <style:text-properties fo:language="ru" fo:country="RU" fo:font-weight="normal" officeooo:rsid="002003d2" style:font-weight-asian="normal" style:font-weight-complex="normal"/>
    </style:style>
    <style:style style:name="T12" style:family="text">
      <style:text-properties fo:language="ru" fo:country="RU" fo:font-weight="normal" officeooo:rsid="0021c7a1" fo:background-color="#ffffff" loext:char-shading-value="0" style:font-weight-asian="normal" style:font-weight-complex="normal"/>
    </style:style>
    <style:style style:name="T13" style:family="text">
      <style:text-properties fo:language="ru" fo:country="RU" fo:font-weight="normal" fo:background-color="#ffffff" loext:char-shading-value="0" style:font-weight-asian="normal" style:font-weight-complex="normal"/>
    </style:style>
    <style:style style:name="T14" style:family="text">
      <style:text-properties fo:language="ru" fo:country="RU" officeooo:rsid="002003d2"/>
    </style:style>
    <style:style style:name="T15" style:family="text">
      <style:text-properties fo:language="ru" fo:country="RU" officeooo:rsid="0021c7a1" fo:background-color="#ffffff" loext:char-shading-value="0"/>
    </style:style>
    <style:style style:name="T16" style:family="text">
      <style:text-properties fo:language="ru" fo:country="RU" officeooo:rsid="0021c7a1"/>
    </style:style>
    <style:style style:name="T17" style:family="text">
      <style:text-properties fo:language="ru" fo:country="RU" officeooo:rsid="0024b6d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6ab7" style:font-weight-asian="bold" style:font-weight-complex="bold"/>
    </style:style>
    <style:style style:name="T20" style:family="text">
      <style:text-properties fo:font-weight="bold" officeooo:rsid="001e5d65" style:font-weight-asian="bold" style:font-weight-complex="bold"/>
    </style:style>
    <style:style style:name="T21" style:family="text">
      <style:text-properties fo:font-weight="bold" officeooo:rsid="002003d2" style:font-weight-asian="bold" style:font-weight-complex="bold"/>
    </style:style>
    <style:style style:name="T22" style:family="text">
      <style:text-properties fo:font-weight="bold" officeooo:rsid="0024b905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officeooo:rsid="002003d2" fo:background-color="#ffff00" loext:char-shading-value="0" style:font-weight-asian="bold" style:font-weight-complex="bold"/>
    </style:style>
    <style:style style:name="T25" style:family="text">
      <style:text-properties fo:font-weight="bold" officeooo:rsid="001c6ab7" fo:background-color="#00cc33" loext:char-shading-value="0" style:font-weight-asian="bold" style:font-weight-complex="bold"/>
    </style:style>
    <style:style style:name="T26" style:family="text">
      <style:text-properties fo:font-weight="bold" officeooo:rsid="001c6ab7" fo:background-color="#00cccc" loext:char-shading-value="0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c6ab7" style:font-weight-asian="normal" style:font-weight-complex="normal"/>
    </style:style>
    <style:style style:name="T29" style:family="text">
      <style:text-properties fo:font-weight="normal" officeooo:rsid="002003d2" style:font-weight-asian="normal" style:font-weight-complex="normal"/>
    </style:style>
    <style:style style:name="T30" style:family="text">
      <style:text-properties fo:font-weight="normal" officeooo:rsid="0021c7a1" fo:background-color="#ffffff" loext:char-shading-value="0" style:font-weight-asian="normal" style:font-weight-complex="normal"/>
    </style:style>
    <style:style style:name="T31" style:family="text">
      <style:text-properties style:font-name="Nimbus Roman No9 L" fo:font-size="13pt" fo:font-weight="bold" officeooo:rsid="00226ad8" style:font-size-asian="13pt" style:font-weight-asian="bold" style:font-size-complex="13pt" style:font-weight-complex="bold"/>
    </style:style>
    <style:style style:name="T32" style:family="text">
      <style:text-properties style:font-name="Nimbus Roman No9 L" fo:font-size="13pt" fo:font-weight="bold" officeooo:rsid="0024b8ec" style:font-size-asian="13pt" style:font-weight-asian="bold" style:font-size-complex="13pt" style:font-weight-complex="bold"/>
    </style:style>
    <style:style style:name="T33" style:family="text">
      <style:text-properties style:font-name="Nimbus Roman No9 L" fo:font-size="13pt" fo:font-weight="bold" officeooo:rsid="00226ad8" fo:background-color="#00cccc" loext:char-shading-value="0" style:font-size-asian="13pt" style:font-weight-asian="bold" style:font-size-complex="13pt" style:font-weight-complex="bold"/>
    </style:style>
    <style:style style:name="T34" style:family="text">
      <style:text-properties style:font-name="Nimbus Roman No9 L" fo:font-size="13pt" fo:font-weight="normal" officeooo:rsid="0024b6d1" style:font-size-asian="13pt" style:font-weight-asian="normal" style:font-size-complex="13pt" style:font-weight-complex="normal"/>
    </style:style>
    <style:style style:name="T35" style:family="text">
      <style:text-properties style:font-name="Nimbus Roman No9 L" fo:font-size="13pt" fo:font-weight="normal" officeooo:rsid="00226ad8" style:font-size-asian="13pt" style:font-weight-asian="normal" style:font-size-complex="13pt" style:font-weight-complex="normal"/>
    </style:style>
    <style:style style:name="T36" style:family="text">
      <style:text-properties style:font-name="Nimbus Roman No9 L" fo:font-size="13pt" fo:font-weight="normal" officeooo:rsid="0024b905" style:font-size-asian="13pt" style:font-weight-asian="normal" style:font-size-complex="13pt" style:font-weight-complex="normal"/>
    </style:style>
    <style:style style:name="T37" style:family="text">
      <style:text-properties style:font-name="Nimbus Roman No9 L" fo:font-size="13pt" fo:language="ru" fo:country="RU" fo:font-weight="bold" officeooo:rsid="00226ad8" style:font-size-asian="13pt" style:font-weight-asian="bold" style:font-size-complex="13pt" style:font-weight-complex="bold"/>
    </style:style>
    <style:style style:name="T38" style:family="text">
      <style:text-properties style:font-name="Nimbus Roman No9 L" fo:font-size="13pt" officeooo:rsid="00226ad8" style:font-size-asian="13pt" style:font-size-complex="13pt"/>
    </style:style>
    <style:style style:name="T39" style:family="text">
      <style:text-properties officeooo:rsid="001e5d65"/>
    </style:style>
    <style:style style:name="T40" style:family="text">
      <style:text-properties fo:color="#000099"/>
    </style:style>
    <style:style style:name="T41" style:family="text">
      <style:text-properties fo:color="#000099" fo:language="ru" fo:country="RU"/>
    </style:style>
    <style:style style:name="T42" style:family="text">
      <style:text-properties fo:color="#ff00cc" style:font-name="Liberation Serif" fo:font-weight="bold" officeooo:rsid="002003d2" style:font-weight-asian="bold" style:font-weight-complex="bold"/>
    </style:style>
    <style:style style:name="T43" style:family="text">
      <style:text-properties fo:color="#000000" style:font-name="Liberation Serif" fo:font-weight="bold" officeooo:rsid="002003d2" style:font-weight-asian="bold" style:font-weight-complex="bold"/>
    </style:style>
    <style:style style:name="T44" style:family="text">
      <style:text-properties officeooo:rsid="0021c7a1" fo:background-color="#ffff00" loext:char-shading-value="0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#ff99ff" loext:char-shading-value="0"/>
    </style:style>
    <style:style style:name="T4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4b6d1" style:font-size-asian="10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4b6d1" style:font-size-asian="10pt" style:font-style-asian="normal" style:font-weight-asian="normal" style:font-size-complex="13pt" style:font-weight-complex="bold" style:text-emphasize="none"/>
    </style:style>
    <style:style style:name="T5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69028" style:font-size-asian="10pt" style:font-style-asian="normal" style:font-weight-asian="normal" style:font-size-complex="13pt" style:font-weight-complex="normal" style:text-emphasize="none"/>
    </style:style>
    <style:style style:name="T5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T5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db9d" style:font-size-asian="10pt" style:font-style-asian="normal" style:font-weight-asian="normal" style:font-weight-complex="normal" style:text-emphasize="none"/>
    </style:style>
    <style:style style:name="T5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style:font-size-asian="10pt" style:font-style-asian="normal" style:text-emphasize="none"/>
    </style:style>
    <style:style style:name="T5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24b6d1" style:font-size-asian="10pt" style:font-style-asian="normal" style:text-emphasize="none"/>
    </style:style>
    <style:style style:name="T5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69028" style:font-size-asian="10pt" style:font-style-asian="normal" style:font-weight-asian="bold" style:font-size-complex="13pt" style:font-weight-complex="bold" style:text-emphasize="none"/>
    </style:style>
    <style:style style:name="T56" style:family="text"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font-size-asian="10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officeooo:rsid="0024b6d1" style:font-size-asian="10pt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officeooo:rsid="0024b6d1" style:font-size-asian="10pt" style:font-style-asian="normal" style:font-weight-asian="normal" style:font-size-complex="13pt" style:font-weight-complex="bold" style:text-emphasize="none"/>
    </style:style>
    <style:style style:name="T59" style:family="text">
      <style:text-properties officeooo:rsid="0024b6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dd new parameters to CLIMATE</text:p>
      <text:p text:style-name="P24"/>
      <text:p text:style-name="P68"><text:span text:style-name="T40">ClimateControlCapabilities</text:span></text:p>
      <text:p text:style-name="P71"><text:span text:style-name="T19">heatedSteeringWheelAvailable <text:s text:c="13"/></text:span><text:bookmark text:name="result_box4"/><text:span text:style-name="T1">с подогревом</text:span></text:p>
      <text:p text:style-name="P21"><text:bookmark text:name="result_box5"/>Доступность управления (включение / выключение) <text:span text:style-name="T18">подогреваемого рулевого колеса</text:span>.<text:line-break/>True: доступно, False: недоступно, нет: недоступно.</text:p>
      <text:p text:style-name="P72"><text:span text:style-name="T3">heated Windshield Available <text:s text:c="16"/></text:span><text:bookmark text:name="result_box6"/><text:span text:style-name="T1">с подогревом</text:span></text:p>
      <text:p text:style-name="P18"><text:bookmark text:name="result_box7"/><text:span text:style-name="T10">Доступность управления (включение / выключение) </text:span><text:span text:style-name="T3">нагретого лобового стекла</text:span><text:span text:style-name="T10">.<text:line-break/>True: доступно, False: недоступно, нет: не доступно</text:span></text:p>
      <text:p text:style-name="P71"><text:span text:style-name="T19">heatedRearWindowAvailable <text:s text:c="30"/></text:span><text:bookmark text:name="result_box8"/><text:span text:style-name="T1">обогрев заднего стекла</text:span></text:p>
      <text:p text:style-name="P21"><text:bookmark text:name="result_box9"/>Доступность управления (включение / выключение) <text:span text:style-name="T18">обогреваемого заднего окна.</text:span><text:line-break/>True: доступно, False: недоступно, нет: недоступно.</text:p>
      <text:p text:style-name="P22"><text:span text:style-name="T20">heated Mirrors Available <text:s text:c="21"/></text:span><text:bookmark text:name="result_box10"/>с подогревом</text:p>
      <text:p text:style-name="P20"><text:bookmark text:name="result_box12"/><text:span text:style-name="T39">Доступность управления (включение / выключение) </text:span><text:span text:style-name="T20">нагретых зеркал.</text:span><text:span text:style-name="T39"><text:line-break/>True: доступно, False: недоступно, нет: не доступно</text:span></text:p>
      <text:p text:style-name="P18"><text:span text:style-name="T20"/></text:p>
      <text:p text:style-name="P22"><text:span text:style-name="T20"><text:s text:c="4"/></text:span></text:p>
      <text:p text:style-name="P69"><text:span text:style-name="T1"><text:s/></text:span><text:span text:style-name="T41">ClimateControlData</text:span></text:p>
      <text:p text:style-name="P72"><text:span text:style-name="T3">heated Steering Wheel Enable <text:s text:c="8"/></text:span><text:bookmark text:name="result_box13"/><text:span text:style-name="T1">Включено рулевое колесо с подогревом</text:span></text:p>
      <text:p text:style-name="P20"><text:bookmark text:name="result_box14"/><text:span text:style-name="T39">Значение false означает, что отключено / выключено, значение true означает включение / включение</text:span></text:p>
      <text:p text:style-name="P72"><text:span text:style-name="T3">heated Windshield Enable <text:s text:c="12"/></text:span><text:bookmark text:name="result_box15"/><text:span text:style-name="T10">Включение ветрового стекла</text:span></text:p>
      <text:p text:style-name="P18"><text:bookmark text:name="result_box16"/><text:span text:style-name="T10">значение false означает, что отключено, значение true означает, что включено</text:span></text:p>
      <text:p text:style-name="P18"><text:span text:style-name="T19"><text:s/></text:span><text:span text:style-name="T20">heated Rear Window Enable <text:s text:c="24"/></text:span><text:bookmark text:name="result_box17"/><text:span text:style-name="T1">с подогревом заднего окна</text:span></text:p>
      <text:p text:style-name="P22"><text:bookmark text:name="result_box18"/>Значение false означает, что значение отключено, значение true включено.</text:p>
      <text:p text:style-name="P72"><text:span text:style-name="T2">Heated Mirrors Enable <text:s text:c="15"/></text:span><text:bookmark text:name="result_box19"/><text:span text:style-name="T1">обогреваемые зеркала </text:span><text:span text:style-name="T8">вкл</text:span><text:span text:style-name="T2"> <text:s text:c="3"/></text:span></text:p>
      <text:p text:style-name="P72"><text:span text:style-name="T1">value false means disabled, value true means enabled</text:span></text:p>
      <text:p text:style-name="P18"><text:span text:style-name="T1"/></text:p>
      <text:p text:style-name="P11"/>
      <text:p text:style-name="P11"/>
      <text:p text:style-name="P11"/>
      <text:p text:style-name="P11"/>
      <text:p text:style-name="P1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Add new a parameter to RADIO.</text:p>
      <text:p text:style-name="P45"/>
      <text:p text:style-name="P10"><text:span text:style-name="T42">Radio Control Capabilities / </text:span><text:bookmark text:name="result_box20"/><text:span text:style-name="T1">Возможности радиоуправления</text:span></text:p>
      <text:p text:style-name="P12"><text:span text:style-name="T1"/></text:p>
      <text:p text:style-name="P12"><text:span text:style-name="T43">sis Data Available <text:s text:c="45"/></text:span><text:bookmark text:name="result_box21"/><text:span text:style-name="T1">sis Доступные данные</text:span></text:p>
      <text:p text:style-name="P5"><text:bookmark text:name="result_box22"/>Доступность данных получения информации о радиостанциях высокой четкости (SIS).<text:line-break/>True: доступно, False: недоступно, нет: недоступно.</text:p>
      <text:p text:style-name="P5"/>
      <text:p text:style-name="P12"><text:span text:style-name="T4">1) </text:span><text:span text:style-name="T6">Station ID Number</text:span><text:span text:style-name="T4"> <text:s text:c="43"/></text:span><text:bookmark text:name="result_box23"/><text:span text:style-name="T1">Идентификационный номер станции</text:span></text:p>
      <text:p text:style-name="P46"><text:span text:style-name="T2">country Code <text:s text:c="27"/></text:span><text:span text:style-name="T9">код страны</text:span></text:p>
      <text:p text:style-name="P26"><text:bookmark text:name="result_box24"/>Бинарное представление кода страны МСЭ. Код США 001</text:p>
      <text:p text:style-name="P74"><text:span text:style-name="T21">fccFacilityId <text:s text:c="3"/></text:span><text:bookmark text:name="result_box25"/>Идентификатор объекта Fcc</text:p>
      <text:p text:style-name="P27"><text:bookmark text:name="result_box26"/>Двоичное представление уникального идентификатора объекта, присвоенного FCC; FCC контролируется для территории США</text:p>
      <text:p text:style-name="P76"><text:span text:style-name="T4">2)</text:span><text:span text:style-name="T23">GPSLocation </text:span><text:span text:style-name="T18"><text:s text:c="22"/></text:span><text:bookmark text:name="result_box27"/><text:span text:style-name="T18"><text:s text:c="5"/></text:span><text:span text:style-name="T1">Местоположение GPS</text:span><text:span text:style-name="T18"> <text:s text:c="4"/></text:span></text:p>
      <text:p text:style-name="P75"><text:s/>-longitude Degrees <text:s text:c="6"/>долготы</text:p>
      <text:p text:style-name="P75"><text:s/>-latitude Degrees <text:s text:c="7"/>широта градуса</text:p>
      <text:p text:style-name="P75"><text:s/>-altitude Meters <text:s text:c="8"/>высота метров</text:p>
      <text:p text:style-name="P75"/>
      <text:p text:style-name="P2"><text:span text:style-name="T14">3)</text:span>SisData </text:p>
      <text:p text:style-name="P12"><text:span text:style-name="T21">station Short Name <text:s text:c="45"/></text:span><text:bookmark text:name="result_box28"/><text:span text:style-name="T1">короткое название станции</text:span><text:span text:style-name="T21"> <text:s text:c="5"/></text:span></text:p>
      <text:p text:style-name="P12"><text:span text:style-name="T21"><text:s/></text:span><text:bookmark text:name="result_box29"/><text:span text:style-name="T11">Идентифицирует знак вызова 4-альфа-символа и дополнительное (-FM) расширение</text:span><text:span text:style-name="T29"> <text:s text:c="23"/></text:span></text:p>
      <text:p text:style-name="P5"><text:span text:style-name="T24">station ID Number</text:span><text:span text:style-name="T21"> <text:s text:c="19"/></text:span><text:bookmark text:name="result_box30"/><text:span text:style-name="T21"><text:s text:c="25"/></text:span>Идентификационный номер станции</text:p>
      <text:p text:style-name="P5"><text:bookmark text:name="result_box31"/>Идентификатор станции Номер Используется для сетевого приложения. Состоит из кода страны и идентификатора объекта FCC</text:p>
      <text:p text:style-name="P5"><text:span text:style-name="T21">station Long Name <text:s text:c="19"/></text:span><text:bookmark text:name="result_box32"/>название станции Long Name</text:p>
      <text:p text:style-name="P5"><text:bookmark text:name="result_box33"/>Определяет знак станции или другую идентифицирующую информацию в длинном формате</text:p>
      <text:p text:style-name="P13"><text:span text:style-name="T4">station Location <text:s text:c="5"/></text:span><text:span text:style-name="T5">(</text:span><text:span text:style-name="T45">GPSLocation</text:span><text:span text:style-name="T44">)</text:span><text:span text:style-name="T4"> <text:s text:c="18"/></text:span><text:span text:style-name="T11">место положение станции</text:span></text:p>
      <text:p text:style-name="P3"><text:bookmark text:name="result_box34"/><text:span text:style-name="T27">Обеспечивает расположение трехмерной географической станции</text:span></text:p>
      <text:p text:style-name="P4">station Message <text:s text:c="49"/><text:span text:style-name="T27">сообщение станции</text:span></text:p>
      <text:p text:style-name="P9"><text:bookmark text:name="result_box35"/>Может использоваться для передачи текстовой информации, представляющей общий интерес для потребителя, такой как прогнозы погоды или объявления о государственной службе. Включает функцию доставки с высоким приоритетом для передачи аварийных ситуаций, которые могут находиться в зоне прослушивания</text:p>
      <text:p text:style-name="P91"><text:span text:style-name="T1">RadioControlData</text:span></text:p>
      <text:p text:style-name="P90"><text:span text:style-name="T1"/></text:p>
      <text:p text:style-name="P77"><text:span text:style-name="T1">sisData</text:span></text:p>
      <text:p text:style-name="P26"><text:bookmark text:name="result_box36"/>Данные службы информации только для чтения (SIS) предоставляют базовую информацию о станции, такую как позывной, а также информацию, не отображаемую для потребителя, такую как идентификационный номер станции</text:p>
      <text:p text:style-name="P92"/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42"><text:soft-page-break/><text:span text:style-name="T1">New AUDIO data types.</text:span></text:p>
      <text:p text:style-name="P42"><text:span text:style-name="T1"/></text:p>
      <text:p text:style-name="P42"><text:span text:style-name="T1"/></text:p>
      <text:p text:style-name="P28"><text:bookmark text:name="result_box97"/>Любые приложения дистанционного управления могут считывать текущие аудиоданные. Приложение RC и мультимедиа может устанавливать источник звука либо сам (с целевым MOBILE_APP), либо другими источниками системы. Он НЕ МОЖЕТ установить источник звука для других мобильных приложений. Когда мобильное приложение отправляет запрос SetInteriorVehicleData для изменения источника звука от MOBILE_APP к другим типам источника звука без параметра keepContext или с keepContext = false, после успешного выполнения этой процедуры приложение переходит на уровень HMI «BACKGROUND». Если в том же запросе keepContext = true, система не должна изменять уровень HMI этого приложения.<text:line-break/><text:line-break/>Мы рекомендуем, чтобы SDL не блокировал запросы на изменение источника звука в зависимости от уровня HMI. Тем не менее, мы рекомендуем, чтобы HMI запрещал приложениям, работающим в фоновом режиме, изменять источник звука, чтобы (1) не позволять приложению украсть аудио, и (2) уменьшить путаницу с драйвером. Это средство ограничения (средства массовой информации и типа дистанционного управления), работающие на уровне HMI FULL или LIMITED (уже имеет доступ к аудио), может изменить источник звука. Приложениям на уровне HMI NONE или BACKGROUND не разрешается изменять источник звука. Вместо этого, если приложение, запущенное в BACKGROUND, хочет переключить источник звука от других к себе, приложение должно отправить предупреждение с программными кнопками «да» и «нет», чтобы уведомить водителя о намерении изменить источник звука и установите значение STEAL_FOCUS (система должна вывести приложение на передний план и установить источник звука в это мультимедийное приложение) в качестве SystemAction программной кнопки «да», чтобы водитель мог щелкнуть программную кнопку, чтобы подтвердить переключатель.<text:line-break/><text:line-break/>Если целевым источником звука является RADIO_TUNER, система должна включить радио и начать воспроизведение с использованием последнего использованного диапазона (AM | FM | XM) и частоты или станции. Например, если приложение мультимедиа и удаленного управления, работающее в ПОЛНОМ, хочет переключить источник звука от себя к радио и настроиться на заданную полосу и частоту (не последний используемый диапазон и частоту), он должен выполнить два вызова SetInteriorVehicleData RPC. Первый имеет AUDIO в качестве целевого типа модуля, RADIO_TUNER в качестве нового источника звука и keepContext = true. Второй имеет RADIO в качестве целевого типа модуля и включает в себя диапазон = AM | FM | XM и соответствующие требуемые параметры частоты.</text:p>
      <text:p text:style-name="P44"><text:span text:style-name="T1"/></text:p>
      <text:p text:style-name="P42"><text:span text:style-name="T1"/></text:p>
      <text:p text:style-name="P17"><text:span text:style-name="T26">Primary AudioSourc</text:span><text:span text:style-name="T25">e</text:span><text:span text:style-name="T19">/</text:span><text:bookmark text:name="result_box1"/><text:span text:style-name="T1">Первичный аудиоисточник</text:span></text:p>
      <text:p text:style-name="P17"><text:span text:style-name="T1"/></text:p>
      <text:p text:style-name="P66">Reflects the current primary audio source (if selected)</text:p>
      <text:p text:style-name="P19"><text:bookmark text:name="result_box"/>/Отражает текущий первичный источник звука (если выбрано)</text:p>
      <text:p text:style-name="P19"/>
      <text:p text:style-name="P23"><text:soft-page-break/><text:span text:style-name="T28">NO SOURCE SELECTED <text:s text:c="13"/></text:span><text:bookmark text:name="result_box2"/>НЕТ ИСТОЧНИКОВ ВЫБРАННЫЙ</text:p>
      <text:p text:style-name="P23"/>
      <text:p text:style-name="P67">CD</text:p>
      <text:p text:style-name="P67">BLUETOOTH_STEREO_BTST</text:p>
      <text:p text:style-name="P67">USB</text:p>
      <text:p text:style-name="P67">USB2</text:p>
      <text:p text:style-name="P73"><text:span text:style-name="T19">LINE_IN <text:s text:c="16"/></text:span><text:bookmark text:name="result_box3"/><text:span text:style-name="T19"><text:s text:c="36"/></text:span><text:span text:style-name="T1">ЛИНИЯ В</text:span><text:span text:style-name="T19"> <text:s text:c="34"/></text:span></text:p>
      <text:p text:style-name="P67">IPOD</text:p>
      <text:p text:style-name="P67">MOBILE_APP</text:p>
      <text:p text:style-name="P70"><text:span text:style-name="T1">RADIO_TUNER</text:span></text:p>
      <text:p text:style-name="P78"><text:span text:style-name="T1">AudioControlCapabilities</text:span></text:p>
      <text:p text:style-name="P79"><text:span text:style-name="T1">moduleName </text:span></text:p>
      <text:p text:style-name="P28"><text:bookmark text:name="result_box37"/>Короткое дружественное имя модуля управления освещением.<text:line-break/>Он не должен использоваться для идентификации модуля с помощью мобильного приложения</text:p>
      <text:p text:style-name="P84"><text:span text:style-name="T1"/></text:p>
      <text:p text:style-name="P36"><text:span text:style-name="T1">source Available <text:s text:c="24"/></text:span><text:span text:style-name="T9">источник</text:span></text:p>
      <text:p text:style-name="P31"><text:bookmark text:name="result_box38"/><text:span text:style-name="T27">Наличие контроля источника звука</text:span></text:p>
      <text:p text:style-name="P36"><text:span text:style-name="T1">volume Available <text:s text:c="23"/></text:span><text:span text:style-name="T9">обьем доступен</text:span></text:p>
      <text:p text:style-name="P31"><text:bookmark text:name="result_box39"/><text:span text:style-name="T27">Наличие контроля громкости звука</text:span></text:p>
      <text:p text:style-name="P36"><text:span text:style-name="T1">equalizer Availabl <text:s/></text:span><text:span text:style-name="T9"><text:s text:c="21"/>эквалайзер</text:span></text:p>
      <text:p text:style-name="P31"><text:bookmark text:name="result_box40"/><text:span text:style-name="T27">Доступность контроля настроек эквалайзера.</text:span></text:p>
      <text:p text:style-name="P43"><text:span text:style-name="T7">equalizer Max Channel Id</text:span><text:span text:style-name="T12"> <text:s text:c="9"/></text:span><text:bookmark text:name="result_box41"/><text:span text:style-name="T9">Максимальный идентификатор канала эквалайзера</text:span></text:p>
      <text:p text:style-name="P35"><text:bookmark text:name="result_box42"/><text:span text:style-name="T30">Должен быть включен, если equalizerAvailable = true, и предположим, что все идентификаторы, начинающиеся от 1 до этого значения, действительны</text:span></text:p>
      <text:p text:style-name="P43"><text:span text:style-name="T12"/></text:p>
      <text:p text:style-name="P83"><text:span text:style-name="T16">EqualizerSettings</text:span></text:p>
      <text:p text:style-name="P80"><text:span text:style-name="T15"/></text:p>
      <text:p text:style-name="P35"><text:bookmark text:name="result_box43"/><text:span text:style-name="T30">Определяет настройки каждого канала эквалайзера</text:span></text:p>
      <text:p text:style-name="P43"><text:span text:style-name="T12"/></text:p>
      <text:p text:style-name="P85"><text:span text:style-name="T7">channelId <text:s text:c="18"/></text:span><text:bookmark text:name="result_box44"/><text:span text:style-name="T15">идентификатор канала</text:span></text:p>
      <text:p text:style-name="P85"><text:span text:style-name="T7">channelName <text:s text:c="16"/></text:span><text:bookmark text:name="result_box45"/><text:span text:style-name="T15">Название канала</text:span></text:p>
      <text:p text:style-name="P85"><text:span text:style-name="T7"/></text:p>
      <text:p text:style-name="P35"><text:bookmark text:name="result_box46"/><text:span text:style-name="T30">Только для чтения / имя частоты (e.i. «Высокие частоты, средний диапазон, бас» или «125 Гц»)</text:span></text:p>
      <text:p text:style-name="P43"><text:span text:style-name="T12"/></text:p>
      <text:p text:style-name="P37"><text:span text:style-name="T15">channel Setting <text:s text:c="28"/></text:span><text:span text:style-name="T12"><text:s/></text:span><text:span text:style-name="T13">настройки канала</text:span></text:p>
      <text:p text:style-name="P32"><text:bookmark text:name="result_box47"/>Отражает настройку от 0% до 100%.</text:p>
      <text:p text:style-name="P37"/>
      <text:p text:style-name="P81">AudioControlData</text:p>
      <text:p text:style-name="P64"><text:span text:style-name="T31">source <text:s text:c="16"/></text:span><text:span text:style-name="T33">PrimaryAudioSource</text:span><text:bookmark text:name="result_box49"/><text:span text:style-name="T33"> <text:s text:c="4"/></text:span><text:span text:style-name="T31"><text:s text:c="13"/></text:span><text:span text:style-name="T1">источник</text:span></text:p>
      <text:p text:style-name="P6"><text:bookmark text:name="result_box50"/>В ответе-получателе или в уведомлении это текущий первичный источник звука в системе.<text:line-break/>В запросе setter это целевой источник звука, к которому система должна переключиться.<text:line-break/>Если значением является MOBILE_APP, система должна переключиться на мобильное мультимедийное приложение, которое выдает RPC setter.</text:p>
      <text:p text:style-name="P64"><text:span text:style-name="T1"/></text:p>
      <text:p text:style-name="P14"><text:soft-page-break/><text:span text:style-name="T31"><text:s/></text:span><text:span text:style-name="T18">KeepContext <text:s text:c="14"/></text:span><text:bookmark text:name="result_box51"/><text:span text:style-name="T9">сохранить контекст</text:span></text:p>
      <text:p text:style-name="P29"><text:bookmark text:name="result_box52"/>Этот параметр не должен присутствовать в ответах или уведомлениях с потерей.<text:line-break/>Этот параметр является необязательным в запросе сеттера. Значение по умолчанию неверно.<text:line-break/>Если это правда, система не только изменяет источник звука, но также выводит интерфейс информационной системы развлекательной системы, связанный с источником звука, на передний план и устанавливает приложение в фоновый режим.<text:line-break/>Если он неверен, система меняет источник звука, но сохраняет контекст текущего приложения.</text:p>
      <text:p text:style-name="P82">volume</text:p>
      <text:p text:style-name="P29"><text:bookmark text:name="result_box53"/>Отражает громкость звука, от 0% до 100%</text:p>
      <text:p text:style-name="P32"><text:span text:style-name="T46">equalizer Settings </text:span><text:s text:c="11"/><text:span text:style-name="T27">настройки эквалазера</text:span></text:p>
      <text:p text:style-name="P32"><text:bookmark text:name="result_box54"/><text:span text:style-name="T27">Определяет список поддерживаемых каналов (диапазон) и их текущие / желаемые настройки на HMI</text:span></text:p>
      <text:p text:style-name="P32"><text:span text:style-name="T27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<text:soft-page-break/>New LIGHT data types.</text:p>
      <text:p text:style-name="P40"/>
      <text:p text:style-name="P38"><text:span text:style-name="T47">front left hight beam" value="0" <text:s text:c="28"/>передний левый верхний луч "значение =" 0 "</text:span></text:p>
      <text:p text:style-name="P48"><text:span text:style-name="T47">front right hight beam" value="1" <text:s text:c="26"/>передний правый луч "значение =" 1 "</text:span></text:p>
      <text:p text:style-name="P60"><text:span text:style-name="T47">front left low beam" value="2" <text:s text:c="31"/>передний левый нижний луч "значение =" 2 "</text:span></text:p>
      <text:p text:style-name="P48"><text:span text:style-name="T47">front right low beam" value="3" <text:s text:c="29"/>передний правый нижний луч "значение =" 3 "</text:span></text:p>
      <text:p text:style-name="P48"><text:span text:style-name="T47">front left parking light" value="4" <text:s text:c="27"/>передний левый габаритный огонь "значение =" 4 "</text:span></text:p>
      <text:p text:style-name="P48"><text:span text:style-name="T47">front right parking light" value="5" <text:s text:c="25"/>передний правый габаритный огонь "значение =" 5 "</text:span></text:p>
      <text:p text:style-name="P48"><text:span text:style-name="T47">front left fog light" value="6" <text:s text:c="34"/>передняя левая противотуманная фара "значение =" 6 "</text:span></text:p>
      <text:p text:style-name="P48"><text:span text:style-name="T47">front right fog light" value="7" <text:s text:c="30"/>передний правый противотуманный свет "значение =" 7 "</text:span></text:p>
      <text:p text:style-name="P48"><text:span text:style-name="T47">front left daytime running light value="8" <text:s text:c="14"/>переднее левое дневное светлое значение = "8"</text:span></text:p>
      <text:p text:style-name="P48"><text:span text:style-name="T47">front right daytime running light" value="9" <text:s text:c="10"/>передний правый дневной свет "значение =" 9 </text:span></text:p>
      <text:p text:style-name="P48"><text:span text:style-name="T47">front left turn light" value="10" <text:s text:c="29"/>передний левый поворот "значение =" 10 "</text:span></text:p>
      <text:p text:style-name="P48"><text:span text:style-name="T47">front right turn light" value="11" <text:s text:c="28"/>передний правый поворот "значение =" 11 "</text:span></text:p>
      <text:p text:style-name="P48"><text:span text:style-name="T47">rear left fog lighy" value="12" <text:s text:c="30"/>задний левый туман lighy "значение =" 12 "</text:span></text:p>
      <text:p text:style-name="P48"><text:span text:style-name="T47">rear right fog light" value="13 <text:s text:c="29"/>задний правый противотуманный фонарь "значение =" 13</text:span></text:p>
      <text:p text:style-name="P48"><text:span text:style-name="T47">rear left tail light" value="14 <text:s text:c="45"/>задний левый задний фонарь "значение =" 14</text:span></text:p>
      <text:p text:style-name="P48"><text:span text:style-name="T47">rear right tail light" value="15" <text:s text:c="42"/>задний правый задний фонарь "значение =" 15 "</text:span></text:p>
      <text:p text:style-name="P48"><text:span text:style-name="T47">rear left break light" value="16" <text:s text:c="40"/>задний левый прорыв "значение =" 16 </text:span></text:p>
      <text:p text:style-name="P48"><text:span text:style-name="T47">rear right break light" value="17" <text:s text:c="37"/>задний правый прорыв "значение =" 17 "</text:span></text:p>
      <text:p text:style-name="P48"><text:span text:style-name="T47">rear left turn light" value="18" <text:s text:c="42"/>задний левый поворот "значение =" 18 "</text:span></text:p>
      <text:p text:style-name="P48"><text:span text:style-name="T47">rear right turn light" value="19" <text:s text:c="40"/>задний правый поворот "значение =" 19 "</text:span></text:p>
      <text:p text:style-name="P48"><text:span text:style-name="T47">rear registration plate light" value="20" <text:s text:c="28"/>задняя учетная табличка свет "значение =" 20</text:span></text:p>
      <text:p text:style-name="P15"><text:span text:style-name="T34">HIGH BEAMS <text:s text:c="43"/></text:span><text:bookmark text:name="result_box55"/><text:span text:style-name="T1">ВЫСОКИЕ ПУЧКИ</text:span></text:p>
      <text:p text:style-name="P7"><text:bookmark text:name="result_box56"/>Включите все огни дальнего света: передние левые и передние правые</text:p>
      <text:p text:style-name="P15"><text:span text:style-name="T17">LOW BEAMS <text:s text:c="50"/></text:span><text:bookmark text:name="result_box57"/><text:span text:style-name="T1">НИЗКИЕ ПУЧКИ</text:span></text:p>
      <text:p text:style-name="P7"><text:bookmark text:name="result_box58"/><text:span text:style-name="T59">Включите все лампы ближнего света: передние левые и передние правые</text:span></text:p>
      <text:p text:style-name="P15"><text:span text:style-name="T17">FOG LIGHTS <text:s text:c="51"/></text:span><text:bookmark text:name="result_box59"/><text:span text:style-name="T17">ПРОТИВОТУМАННЫЕ ОГНИ</text:span></text:p>
      <text:p text:style-name="P7"><text:bookmark text:name="result_box60"/><text:span text:style-name="T59">Включите все противотуманные фары: передний левый, передний правый, задний левый и задний правый</text:span></text:p>
      <text:p text:style-name="P15"><text:span text:style-name="T17">RUNNING LIGHTS <text:s text:c="32"/></text:span><text:bookmark text:name="result_box61"/><text:span text:style-name="T17">ОСВЕЩЕНИЕ</text:span></text:p>
      <text:p text:style-name="P32"><text:bookmark text:name="result_box62"/><text:span text:style-name="T47">Включите все дневные ходовые огни: передние левые и передние правые</text:span></text:p>
      <text:p text:style-name="P15"><text:span text:style-name="T49">PARKING LIGHTS <text:s text:c="45"/></text:span><text:bookmark text:name="result_box63"/><text:span text:style-name="T56">ПАРКОВОЧНЫЕ ОГНИ</text:span></text:p>
      <text:p text:style-name="P7"><text:bookmark text:name="result_box64"/><text:span text:style-name="T49">Включите все парковочные огни: передние левые и передние правые</text:span></text:p>
      <text:p text:style-name="P15"><text:span text:style-name="T58">BRAKE LIGHTS <text:s text:c="50"/></text:span><text:bookmark text:name="result_box65"/><text:span text:style-name="T58">СТОП-СИГНАЛЫ</text:span></text:p>
      <text:p text:style-name="P7"><text:bookmark text:name="result_box66"/><text:span text:style-name="T49">Включите все стоп-сигналы: заднее левое и заднее правое</text:span></text:p>
      <text:p text:style-name="P15"><text:span text:style-name="T58">REAR REVERSING LIGHTS <text:s text:c="25"/></text:span><text:bookmark text:name="result_box67"/><text:span text:style-name="T58">ЗАДНИЕ РЕВЕРСИОННЫЕ СВЕТИЛЬНИКИ</text:span></text:p>
      <text:p text:style-name="P49"><text:span text:style-name="T48">SIDE MARKER LIGHTS <text:s text:c="34"/></text:span><text:bookmark text:name="result_box68"/><text:span text:style-name="T56">ОСВЕЩЕННЫЕ МАРКЕРНЫЕ СВЕТИЛЬНИКИ</text:span></text:p>
      <text:p text:style-name="P49"><text:span text:style-name="T57">LEFT TURN LIGHTS <text:s text:c="41"/></text:span><text:bookmark text:name="result_box69"/><text:span text:style-name="T57">ЛЕВЫЕ ПОВОРОТНЫЕ СВЕТИЛЬНИКИ</text:span></text:p>
      <text:p text:style-name="P55"><text:bookmark text:name="result_box70"/><text:span text:style-name="T48">Включите все световые сигналы поворота: передний левый, задний левый, левый и зеркальный</text:span></text:p>
      <text:p text:style-name="P50"><text:span text:style-name="T57">RIGHT TURN LIGHTS <text:s text:c="39"/></text:span><text:bookmark text:name="result_box71"/><text:span text:style-name="T57">ПРАВИЛЬНЫЕ СВЕТИЛЬНИКИ</text:span></text:p>
      <text:p text:style-name="P56"><text:bookmark text:name="result_box72"/><text:span text:style-name="T48">Включите все световые индикаторы правого поворота: передний правый, задний правый, правый и зеркальный</text:span></text:p>
      <text:p text:style-name="P50"><text:span text:style-name="T57">HAZARD LIGHTS <text:s text:c="46"/></text:span><text:bookmark text:name="result_box73"/><text:span text:style-name="T57">СИГНАЛЬНЫЕ ОГНИ</text:span></text:p>
      <text:p text:style-name="P50"><text:bookmark text:name="result_box74"/><text:span text:style-name="T57">Включите все огни опасности: передний левый, передний правый, задний левый и задний правый</text:span></text:p>
      <text:p text:style-name="P50"><text:span text:style-name="T57">AMBIENT LIGHTS <text:s text:c="41"/></text:span><text:bookmark text:name="result_box75"/><text:span text:style-name="T57">АЛЬБОМНЫЕ СВЕТИЛЬНИКИ</text:span></text:p>
      <text:p text:style-name="P50"><text:span text:style-name="T57">OVERHEAD LIGHTS <text:s text:c="29"/></text:span><text:bookmark text:name="result_box76"/><text:span text:style-name="T57">СВЕТИЛЬНИКИ</text:span></text:p>
      <text:p text:style-name="P50"><text:span text:style-name="T57">READING LIGHTS <text:s text:c="33"/></text:span><text:bookmark text:name="result_box77"/><text:span text:style-name="T57">ЧИТАЛЬНЫЕ ОГНИ</text:span></text:p>
      <text:p text:style-name="P50"><text:span text:style-name="T57">TRUNK LIGHTS <text:s text:c="37"/></text:span><text:bookmark text:name="result_box78"/><text:span text:style-name="T57">ТРУБНЫЕ СВЕТИЛЬНИКИ</text:span></text:p>
      <text:p text:style-name="P96"><text:span text:style-name="T57">EXTERIOR FRONT LIGHTS <text:s text:c="20"/></text:span><text:bookmark text:name="result_box79"/><text:span text:style-name="T57">ВНЕШНИЕ ПЕРЕДНИЕ СВЕТИЛЬНИКИ</text:span></text:p>
      <text:p text:style-name="P56"><text:bookmark text:name="result_box80"/><text:span text:style-name="T48">Включите внешние огни, расположенные перед автомобилем. Например, противотуманные фары и низкие лучи</text:span></text:p>
      <text:p text:style-name="P96"><text:span text:style-name="T57">EXTERIOR REAR LIGHTS <text:s text:c="25"/></text:span><text:bookmark text:name="result_box81"/><text:span text:style-name="T57">ВНЕШНИЕ ЗАДНИЕ СВЕТИЛЬНИКИ</text:span></text:p>
      <text:p text:style-name="P56"><text:bookmark text:name="result_box82"/><text:span text:style-name="T48">включают внешние огни, расположенные в задней части автомобиля. Например, огни номерного знака, задние фонари, грузовые огни, огни кровати на вспомогательных фонарях прицепа.</text:span></text:p>
      <text:p text:style-name="P96"><text:span text:style-name="T57">EXTERIOR LEFT LIGHTS <text:s text:c="22"/></text:span><text:bookmark text:name="result_box83"/><text:span text:style-name="T57">ВНЕШНИЕ ЛЕВЫЕ ОГНИ</text:span></text:p>
      <text:p text:style-name="P56"><text:bookmark text:name="result_box84"/><text:span text:style-name="T48">включают внешние огни, расположенные на левой стороне транспортного средства. Например, оставшиеся лужи и освещение</text:span></text:p>
      <text:p text:style-name="P96"><text:span text:style-name="T57">EXTERIOR RIGHT LIGHTS <text:s text:c="22"/></text:span><text:bookmark text:name="result_box85"/><text:span text:style-name="T57">ВНЕШНИЕ ПРАВЫЕ ОГНИ</text:span></text:p>
      <text:p text:style-name="P56"><text:bookmark text:name="result_box86"/><text:soft-page-break/><text:span text:style-name="T48">Включите внешние огни, расположенные с правой стороны автомобиля. Например, правые огни лучи и точечные огни</text:span></text:p>
      <text:p text:style-name="P96"><text:span text:style-name="T57"/></text:p>
      <text:p text:style-name="P102">LightStatus</text:p>
      <text:p text:style-name="P102"/>
      <text:p text:style-name="P100"/>
      <text:p text:style-name="P59">ON</text:p>
      <text:p text:style-name="P59">OFF</text:p>
      <text:p text:style-name="P47"><text:span text:style-name="T47"/></text:p>
      <text:p text:style-name="P47"><text:span text:style-name="T47"/></text:p>
      <text:p text:style-name="P47"><text:span text:style-name="T47"/></text:p>
      <text:p text:style-name="P101"><text:span text:style-name="T53">SRGBColor</text:span></text:p>
      <text:p text:style-name="P47"><text:span text:style-name="T47"/></text:p>
      <text:p text:style-name="P95"><text:span text:style-name="T47">red</text:span></text:p>
      <text:p text:style-name="P95"><text:span text:style-name="T47">green</text:span></text:p>
      <text:p text:style-name="P95"><text:span text:style-name="T47">blue</text:span></text:p>
      <text:p text:style-name="P47"><text:span text:style-name="T47"/></text:p>
      <text:p text:style-name="P47"><text:span text:style-name="T47"/></text:p>
      <text:p text:style-name="P104">LightCapabilities</text:p>
      <text:p text:style-name="P103"/>
      <text:p text:style-name="P95"><text:span text:style-name="T31">name <text:s text:c="4"/></text:span>LightName</text:p>
      <text:p text:style-name="P54"><text:bookmark text:name="result_box87"/>Предполагая, что состояние включения / выключения света всегда доступно</text:p>
      <text:p text:style-name="P105">density Available <text:s text:c="9"/><text:span text:style-name="T27">плотность</text:span></text:p>
      <text:p text:style-name="P53"><text:bookmark text:name="result_box88"/><text:span text:style-name="T27">Указывает, можно ли установить плотность света удаленно (аналогично диммеру).</text:span></text:p>
      <text:p text:style-name="P96"><text:span text:style-name="T32">SRGBColorSpaceAvailable <text:s text:c="13"/></text:span><text:bookmark text:name="result_box89"/><text:span text:style-name="T1">Доступно цветовое пространство sRGB</text:span></text:p>
      <text:p text:style-name="P56"><text:bookmark text:name="result_box90"/>Указывает, можно ли дистанционно установить цвет света с помощью цветового пространства sRGB</text:p>
      <text:p text:style-name="P96"><text:span text:style-name="T1"/></text:p>
      <text:p text:style-name="P105"><text:span text:style-name="T27"/></text:p>
      <text:p text:style-name="P106">LightControlCapabilities</text:p>
      <text:p text:style-name="P105"/>
      <text:p text:style-name="P103">moduleName</text:p>
      <text:p text:style-name="P54"><text:bookmark text:name="result_box91"/>Короткое дружественное имя модуля управления освещением.<text:line-break/>Он не должен использоваться для идентификации модуля мобильным приложением.</text:p>
      <text:p text:style-name="P97"><text:span text:style-name="T31">SupportedLights <text:s text:c="6"/></text:span><text:bookmark text:name="result_box93"/><text:span text:style-name="T37">Поддерживаемые огни</text:span><text:span text:style-name="T31"> <text:s text:c="13"/></text:span><text:span text:style-name="T27">LightCapabilities</text:span></text:p>
      <text:p text:style-name="P52"><text:bookmark text:name="result_box92"/><text:span text:style-name="T27">Массив доступных LightCapabilities, которые можно контролировать</text:span></text:p>
      <text:p text:style-name="P103"><text:span text:style-name="T27"/></text:p>
      <text:p text:style-name="P97"><text:span text:style-name="T31">LightState </text:span><text:span text:style-name="T35"><text:s text:c="6"/></text:span><text:bookmark text:name="result_box94"/><text:span text:style-name="T1">Состояние индикатора</text:span><text:span text:style-name="T35"> <text:s text:c="6"/></text:span></text:p>
      <text:p text:style-name="P97"><text:span text:style-name="T35"><text:s/></text:span></text:p>
      <text:p text:style-name="P95"><text:span text:style-name="T35">id </text:span><text:span text:style-name="T36">= </text:span>LightName</text:p>
      <text:p text:style-name="P54"><text:bookmark text:name="result_box95"/>Название света или группы огней</text:p>
      <text:p text:style-name="P95"><text:span text:style-name="T35">status </text:span><text:span text:style-name="T36">= </text:span>LightStatus</text:p>
      <text:p text:style-name="P107">density</text:p>
      <text:p text:style-name="P107">sRGBColor</text:p>
      <text:p text:style-name="P107"/>
      <text:p text:style-name="P101"><text:span text:style-name="T38"><text:s/></text:span>LightControlData</text:p>
      <text:p text:style-name="P95"><text:span text:style-name="T18">lightState </text:span><text:span text:style-name="T22">= </text:span>LightState</text:p>
      <text:p text:style-name="P58"><text:bookmark text:name="result_box96"/>Массив LightNames и их текущий или желаемый статус. Статус имен LightName, которые не указаны в массиве, не изменяется.</text:p>
      <text:p text:style-name="P99"/>
      <text:p text:style-name="P99"/>
      <text:p text:style-name="P108"><text:soft-page-break/><text:span text:style-name="T18">New HMI_SETTINGS data types</text:span>.</text:p>
      <text:p text:style-name="P107"/>
      <text:p text:style-name="P86"><text:span text:style-name="T54">HMISettingsControlCapabilities</text:span></text:p>
      <text:p text:style-name="P87"><text:span text:style-name="T54"/></text:p>
      <text:p text:style-name="P87"><text:span text:style-name="T54">moduleName</text:span></text:p>
      <text:p text:style-name="P30"><text:bookmark text:name="result_box98"/><text:span text:style-name="T54">Короткое дружественное имя модуля настройки hmi.<text:line-break/>Он не должен использоваться для идентификации модуля мобильным приложением.</text:span></text:p>
      <text:p text:style-name="P34"><text:span text:style-name="T54">distance Unit Available <text:s text:c="14"/></text:span><text:span text:style-name="T51">расстояние</text:span></text:p>
      <text:p text:style-name="P34"><text:bookmark text:name="result_box99"/><text:span text:style-name="T51">Наличие контроля дистанционной единицы</text:span></text:p>
      <text:p text:style-name="P89"><text:span text:style-name="T51">element name="MILES"</text:span></text:p>
      <text:p text:style-name="P94"><text:span text:style-name="T51">element name="KILOMETERS</text:span></text:p>
      <text:p text:style-name="P34"><text:span text:style-name="T51"/></text:p>
      <text:p text:style-name="P88"><text:span text:style-name="T53">temperature Unit Available <text:s text:c="8"/></text:span><text:span text:style-name="T51">температура <text:s text:c="10"/></text:span><text:span text:style-name="T52">СУЩЕСТВУЕТ</text:span></text:p>
      <text:p text:style-name="P34"><text:bookmark text:name="result_box100"/><text:span text:style-name="T51">Наличие контроля температуры</text:span></text:p>
      <text:p text:style-name="P65"><text:span text:style-name="T51">element name="KELVIN"</text:span></text:p>
      <text:p text:style-name="Preformatted_20_Text">element name="FAHRENHEIT"</text:p>
      <text:p text:style-name="P93">element name="CELSIUS"</text:p>
      <text:p text:style-name="P65"><text:span text:style-name="T51"/></text:p>
      <text:p text:style-name="P34"><text:span text:style-name="T51"/></text:p>
      <text:p text:style-name="P63"><text:span text:style-name="T55">display Mode Unit Available</text:span><text:span text:style-name="T50"> <text:s text:c="10"/></text:span><text:bookmark text:name="result_box101"/><text:span text:style-name="T51">Доступен режим отображения режима</text:span></text:p>
      <text:p text:style-name="P8"><text:bookmark text:name="result_box102"/><text:span text:style-name="T50">Доступность управления режимом отображения HMI</text:span></text:p>
      <text:p text:style-name="P63"><text:span text:style-name="T50">element name="DAY"</text:span></text:p>
      <text:p text:style-name="Preformatted_20_Text">element name="NIGHT"</text:p>
      <text:p text:style-name="P93">element name="AUTO"</text:p>
      <text:p text:style-name="P63"><text:span text:style-name="T50"/></text:p>
      <text:p text:style-name="P34"><text:span text:style-name="T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24:20.523482932</meta:creation-date>
    <dc:date>2018-02-09T16:26:11.419108938</dc:date>
    <meta:editing-duration>PT30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8" meta:paragraph-count="189" meta:word-count="1681" meta:character-count="15064" meta:non-whitespace-character-count="11299"/>
  </office:meta>
</office:document-meta>
</file>